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Poppins" svg:font-family="Poppins, sans-serif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YouTube Sans" svg:font-family="'YouTube Sans', Roboto, sans-serif"/>
  </office:font-face-decls>
  <office:automatic-styles>
    <style:style style:name="P1" style:family="paragraph" style:parent-style-name="Standard">
      <style:text-properties officeooo:rsid="000fb58d" officeooo:paragraph-rsid="000fb58d"/>
    </style:style>
    <style:style style:name="P2" style:family="paragraph" style:parent-style-name="Standard">
      <style:paragraph-properties fo:text-align="center" style:justify-single-word="false"/>
      <style:text-properties officeooo:rsid="000fb58d" officeooo:paragraph-rsid="000fb58d"/>
    </style:style>
    <style:style style:name="P3" style:family="paragraph" style:parent-style-name="Standard">
      <style:text-properties officeooo:rsid="001057af" officeooo:paragraph-rsid="001057af"/>
    </style:style>
    <style:style style:name="P4" style:family="paragraph" style:parent-style-name="Standard">
      <style:paragraph-properties fo:text-align="center" style:justify-single-word="false"/>
      <style:text-properties officeooo:rsid="001057af" officeooo:paragraph-rsid="001057af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Poppins" fo:font-size="8pt" fo:letter-spacing="normal" fo:font-style="normal" fo:font-weight="normal" style:font-name-asian="Poppins" style:font-style-asian="normal" style:font-weight-asian="normal" style:font-name-complex="Poppins" style:font-style-complex="normal" style:font-weight-complex="normal"/>
    </style:style>
    <style:style style:name="P6" style:family="paragraph" style:parent-style-name="Standard">
      <style:text-properties officeooo:paragraph-rsid="001057af"/>
    </style:style>
    <style:style style:name="P7" style:family="paragraph" style:parent-style-name="Standard">
      <style:text-properties officeooo:rsid="0011fbb3" officeooo:paragraph-rsid="0011fbb3"/>
    </style:style>
    <style:style style:name="P8" style:family="paragraph" style:parent-style-name="Standard">
      <style:text-properties officeooo:rsid="0011fbb3" officeooo:paragraph-rsid="00131139"/>
    </style:style>
    <style:style style:name="P9" style:family="paragraph" style:parent-style-name="Standard">
      <style:text-properties officeooo:rsid="00131139" officeooo:paragraph-rsid="00131139"/>
    </style:style>
    <style:style style:name="P10" style:family="paragraph" style:parent-style-name="Standard">
      <style:paragraph-properties fo:margin-left="0.25in" fo:margin-right="0in" fo:text-indent="0in" style:auto-text-indent="false"/>
      <style:text-properties officeooo:rsid="00131139" officeooo:paragraph-rsid="00131139"/>
    </style:style>
    <style:style style:name="P11" style:family="paragraph" style:parent-style-name="Standard">
      <style:paragraph-properties fo:text-align="center" style:justify-single-word="false"/>
      <style:text-properties officeooo:rsid="00131139" officeooo:paragraph-rsid="00131139"/>
    </style:style>
    <style:style style:name="P12" style:family="paragraph" style:parent-style-name="Standard">
      <style:text-properties officeooo:rsid="00142f3b" officeooo:paragraph-rsid="00142f3b"/>
    </style:style>
    <style:style style:name="T1" style:family="text">
      <style:text-properties officeooo:rsid="001057af"/>
    </style:style>
    <style:style style:name="T2" style:family="text">
      <style:text-properties officeooo:rsid="0011fbb3"/>
    </style:style>
    <style:style style:name="T3" style:family="text">
      <style:text-properties officeooo:rsid="0013113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142f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I “Photography” Resources</text:p>
      <text:p text:style-name="P1"/>
      <text:p text:style-name="P3">Note: One thing I’ve noticed is that it seems that AI is limited to low resolution images. <text:s/>Perhaps 1024x1024 at max?</text:p>
      <text:p text:style-name="P9">A high end graphics card sounds <text:span text:style-name="T4">essential / important</text:span><text:span text:style-name="T5"> perhaps with 12 GB VRAM or more.</text:span></text:p>
      <text:p text:style-name="P3"/>
      <text:p text:style-name="P1">This might be the best place to start?</text:p>
      <text:p text:style-name="P1">How to install Stable Diffusion on Windows (AUTOMATIC1111)</text:p>
      <text:p text:style-name="P1"><text:a xlink:type="simple" xlink:href="https://stable-diffusion-art.com/install-windows/" text:style-name="Internet_20_link" text:visited-style-name="Visited_20_Internet_20_Link">https://stable-diffusion-art.com/install-windows/</text:a> </text:p>
      <text:p text:style-name="P1"/>
      <text:p text:style-name="P1">Controlnet for Stable Diffusion with instructions on how to install.</text:p>
      <text:p text:style-name="P1"><text:a xlink:type="simple" xlink:href="https://github.com/Mikubill/sd-webui-controlnet" text:style-name="Internet_20_link" text:visited-style-name="Visited_20_Internet_20_Link">https://github.com/Mikubill/sd-webui-controlnet</text:a> </text:p>
      <text:p text:style-name="P1"/>
      <text:p text:style-name="P3">CivitAI - <text:a xlink:type="simple" xlink:href="https://civitai.com/" text:style-name="Internet_20_link" text:visited-style-name="Visited_20_Internet_20_Link">https://civitai.com/</text:a> - articles, examples, models</text:p>
      <text:p text:style-name="P3"/>
      <text:p text:style-name="P3"><text:a xlink:type="simple" xlink:href="https://www.mage.space/" text:style-name="Internet_20_link" text:visited-style-name="Visited_20_Internet_20_Link">https://www.mage.space/</text:a> - <text:span text:style-name="T6">Online with free SDXL usage? <text:s/>Looks like you can pay for more options.</text:span></text:p>
      <text:p text:style-name="P3"/>
      <text:p text:style-name="P1">TalmendoXL - SDXL Uncensored Full Model</text:p>
      <text:p text:style-name="P1"><text:a xlink:type="simple" xlink:href="https://civitai.com/models/119202/talmendoxl-sdxl-uncensored-full-model" text:style-name="Internet_20_link" text:visited-style-name="Visited_20_Internet_20_Link">https://civitai.com/models/119202/talmendoxl-sdxl-uncensored-full-model</text:a> </text:p>
      <text:p text:style-name="P1"/>
      <text:p text:style-name="P1">The Most Complete Guide to Stable Diffusion Parameters</text:p>
      <text:p text:style-name="P1"><text:a xlink:type="simple" xlink:href="https://blog.openart.ai/2023/02/13/the-most-complete-guide-to-stable-diffusion-parameters/" text:style-name="Internet_20_link" text:visited-style-name="Visited_20_Internet_20_Link">https://blog.openart.ai/2023/02/13/the-most-complete-guide-to-stable-diffusion-parameters/</text:a> </text:p>
      <text:p text:style-name="P1"/>
      <text:p text:style-name="P1">Stable Diffusion 1.5 - Art style Cheat Sheet</text:p>
      <text:p text:style-name="P1"><text:a xlink:type="simple" xlink:href="https://supagruen.github.io/StableDiffusion-CheatSheet/" text:style-name="Internet_20_link" text:visited-style-name="Visited_20_Internet_20_Link">https://supagruen.github.io/StableDiffusion-CheatSheet/</text:a> </text:p>
      <text:p text:style-name="P1"/>
      <text:p text:style-name="P1">After Detailer (adetailer): Fix faces automatically</text:p>
      <text:p text:style-name="P1"><text:a xlink:type="simple" xlink:href="https://stable-diffusion-art.com/adetailer/" text:style-name="Internet_20_link" text:visited-style-name="Visited_20_Internet_20_Link">https://stable-diffusion-art.com/adetailer/</text:a> </text:p>
      <text:p text:style-name="P1"/>
      <text:p text:style-name="P3">“Intro to LoRA Models: What, Where, and How with Stable Diffusion”</text:p>
      <text:p text:style-name="P3"><text:s/><text:a xlink:type="simple" xlink:href="https://www.youtube.com/watch?v=ZHVdNeHZPdc" text:style-name="Internet_20_link" text:visited-style-name="Visited_20_Internet_20_Link">https://www.youtube.com/watch?v=ZHVdNeHZPdc</text:a> </text:p>
      <text:p text:style-name="P3"/>
      <text:p text:style-name="P3">“Stable Diffusion doesn't have to be complicated” <text:span text:style-name="T3">(Beginner Guide)</text:span></text:p>
      <text:p text:style-name="P3"><text:a xlink:type="simple" xlink:href="https://youtu.be/K0w_bqkZLEM" text:style-name="Internet_20_link" text:visited-style-name="Visited_20_Internet_20_Link">https://youtu.be/K0w_bqkZLEM</text:a></text:p>
      <text:p text:style-name="P3"/>
      <text:p text:style-name="P3">How to Set Up ControlNet in Stable Diffusion Web UI</text:p>
      <text:p text:style-name="P3"><text:a xlink:type="simple" xlink:href="https://onceuponanalgorithm.org/tutorial-how-to-set-up-controlnet-in-stable-diffusion-web-ui/" text:style-name="Internet_20_link" text:visited-style-name="Visited_20_Internet_20_Link">https://onceuponanalgorithm.org/tutorial-how-to-set-up-controlnet-in-stable-diffusion-web-ui/</text:a> </text:p>
      <text:p text:style-name="P3"/>
      <text:p text:style-name="P1"/>
      <text:p text:style-name="P1"><text:a xlink:type="simple" xlink:href="https://tensor.art/" text:style-name="Internet_20_link" text:visited-style-name="Visited_20_Internet_20_Link">https://tensor.art/</text:a> - <text:span text:style-name="T2">models?</text:span></text:p>
      <text:p text:style-name="P1"/>
      <text:p text:style-name="P1">Top 10 Best Stable Diffusion Models You might want to Try</text:p>
      <text:p text:style-name="P1"><text:a xlink:type="simple" xlink:href="https://softwarekeep.com/help-center/best-stable-diffusion-models-to-try" text:style-name="Internet_20_link" text:visited-style-name="Visited_20_Internet_20_Link">https://softwarekeep.com/help-center/best-stable-diffusion-models-to-try</text:a> </text:p>
      <text:p text:style-name="P1"/>
      <text:p text:style-name="P11"><text:soft-page-break/>Software you can Purchase</text:p>
      <text:p text:style-name="P9"/>
      <text:p text:style-name="P9">AI Headshots: <text:a xlink:type="simple" xlink:href="https://www.tryitonai.com/" text:style-name="Internet_20_link" text:visited-style-name="Visited_20_Internet_20_Link">https://www.tryitonai.com/</text:a> </text:p>
      <text:p text:style-name="P10">$17 for 100 AI images</text:p>
      <text:p text:style-name="P10">This looks like it starts with 10+ images that you supply. Interesting that the output resolution is only 640x640.</text:p>
      <text:p text:style-name="P10">And an interesting caveat that for an extra $10 you can have a human editor touch up your photo.</text:p>
      <text:p text:style-name="P1"/>
      <text:p text:style-name="P4">Glossary</text:p>
      <text:p text:style-name="P3"/>
      <text:p text:style-name="P3">LoRA (Models) - ??? “Low-Rank Adaptation”</text:p>
      <text:p text:style-name="P3"/>
      <text:p text:style-name="P3">sdxl </text:p>
      <text:p text:style-name="P3"/>
      <text:p text:style-name="P3">Stable Diffusion</text:p>
      <text:p text:style-name="P3"/>
      <text:p text:style-name="P9">Parentheses (used in prompts) - “It gives the word extra or lessen strength. (nude) is = to (nude:1). (nude:0.5) might have clothing in some of the renders. (nude:1.8) or (nude:3) will make things weird, and usually not in a good way. But (nude:1.2) might be just fine. ”</text:p>
      <text:p text:style-name="P3"/>
      <text:p text:style-name="P4">Example Prompts</text:p>
      <text:p text:style-name="P3"/>
      <text:p text:style-name="P6"><text:span text:style-name="T1">From Misty: </text:span>Prompts: gothic, blood red hair, plus size young woman exploring an abandoned building, black hoodie, low hip blue jeans with an open fly, full body, (photo quality:1.5), D-cup sheer black lace bra, Shadows, (night time light), (real skin:1.2),</text:p>
      <text:p text:style-name="P6"/>
      <text:p text:style-name="P7">From Inland Northwest Tanlines: -a woman in a black top and denim shorts is walking in the woods, Emma Ríos, promotional image, Kodachrome , private press, realistic image, film grain. </text:p>
      <text:p text:style-name="P7"/>
      <text:p text:style-name="P8">From Inland Northwest Tanlines: 1girl women bikini at the bar lounge luxury yacht carribean ocean night time (masterpiece:1.2) (photorealistic:1.2) (bokeh) (best quality) (deck party) (intricate details) (8k) (HDR) (analog film) (canon d5) (cinematic lighting) (sharp focus), (freckles:0.6)</text:p>
      <text:p text:style-name="P5"/>
      <text:p text:style-name="P12">ARTHIT Studio (used with “Mage Space”): Closeup portrait of a young sexy Thai 21 years old woman in a revealing Tiered dress in a Seafood restaurant, Outdoor lighting, bleakly optimistic atmosphere, beautiful eyes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Poppins" svg:font-family="Poppins, sans-serif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YouTube Sans" svg:font-family="'YouTube Sans', Roboto, sans-serif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3pt" fo:language="en" fo:country="US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loext:opacity="0%" style:font-name="Times New Roman" fo:font-size="13pt" fo:language="en" fo:country="US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fo:font-size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06T13:37:08.237000000</dc:date>
    <dc:creator>John Wright</dc:creator>
    <meta:generator>LibreOffice/7.5.4.2$Windows_x86 LibreOffice_project/36ccfdc35048b057fd9854c757a8b67ec53977b6</meta:generator>
    <meta:editing-duration>PT44M38S</meta:editing-duration>
    <meta:editing-cycles>6</meta:editing-cycles>
    <meta:document-statistic meta:table-count="0" meta:image-count="0" meta:object-count="0" meta:page-count="2" meta:paragraph-count="42" meta:word-count="420" meta:character-count="3203" meta:non-whitespace-character-count="2810"/>
  </office:meta>
</office:document-meta>
</file>